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0FD0000008F83A86AEC5E827707.gif" manifest:media-type="image/gif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1" svg:font-family="'Times New Roman'" style:font-family-generic="roman"/>
    <style:font-face style:name="Arial" svg:font-family="Arial" style:font-family-generic="swiss"/>
    <style:font-face style:name="Arial (W1)" svg:font-family="'Arial (W1)'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Times New Roman2" svg:font-family="'Times New Roman'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au2" style:family="table">
      <style:table-properties style:width="18.184cm" table:align="right" style:writing-mode="lr-tb"/>
    </style:style>
    <style:style style:name="Tableau2.A" style:family="table-column">
      <style:table-column-properties style:column-width="2.743cm"/>
    </style:style>
    <style:style style:name="Tableau2.B" style:family="table-column">
      <style:table-column-properties style:column-width="15.441cm"/>
    </style:style>
    <style:style style:name="Tableau2.A1" style:family="table-cell">
      <style:table-cell-properties fo:background-color="#b2b2b2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754cm" fo:margin-top="0cm" fo:margin-bottom="0cm" table:align="center" style:writing-mode="lr-tb"/>
    </style:style>
    <style:style style:name="Tableau4.A" style:family="table-column">
      <style:table-column-properties style:column-width="1.752cm"/>
    </style:style>
    <style:style style:name="Tableau4.B" style:family="table-column">
      <style:table-column-properties style:column-width="2.251cm"/>
    </style:style>
    <style:style style:name="Tableau4.C" style:family="table-column">
      <style:table-column-properties style:column-width="4.249cm"/>
    </style:style>
    <style:style style:name="Tableau4.D" style:family="table-column">
      <style:table-column-properties style:column-width="9.502cm"/>
    </style:style>
    <style:style style:name="Tableau4.1" style:family="table-row">
      <style:table-row-properties style:min-row-height="0.741cm" fo:keep-together="always"/>
    </style:style>
    <style:style style:name="Tableau4.A1" style:family="table-cell">
      <style:table-cell-properties style:vertical-align="middle" fo:background-color="#bfbfbf" fo:padding-left="0.069cm" fo:padding-right="0.069cm" fo:padding-top="0cm" fo:padding-bottom="0cm" fo:border="0.75pt solid #00000a">
        <style:background-image/>
      </style:table-cell-properties>
    </style:style>
    <style:style style:name="Tableau4.A2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B2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C2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D2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3" style:family="table-row">
      <style:table-row-properties style:min-row-height="0.635cm" fo:keep-together="always"/>
    </style:style>
    <style:style style:name="Tableau4.A3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B3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C3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D3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A4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B4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C4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D4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A5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B5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C5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D5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A6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B6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C6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D6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A7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B7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C7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D7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A8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B8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C8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4.D8" style:family="table-cell">
      <style:table-cell-properties style:vertical-align="middle" fo:padding-left="0.069cm" fo:padding-right="0.069cm" fo:padding-top="0cm" fo:padding-bottom="0cm" fo:border="0.75pt solid #00000a"/>
    </style:style>
    <style:style style:name="Tableau5" style:family="table">
      <style:table-properties style:width="18.75cm" table:align="margins" style:writing-mode="lr-tb"/>
    </style:style>
    <style:style style:name="Tableau5.A" style:family="table-column">
      <style:table-column-properties style:column-width="9.375cm" style:rel-column-width="32767*"/>
    </style:style>
    <style:style style:name="Tableau5.B" style:family="table-column">
      <style:table-column-properties style:column-width="9.37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75cm" table:align="margins" style:writing-mode="lr-tb"/>
    </style:style>
    <style:style style:name="Tableau1.A" style:family="table-column">
      <style:table-column-properties style:column-width="6.249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4.136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75cm" table:align="margins" style:writing-mode="lr-tb"/>
    </style:style>
    <style:style style:name="Tableau6.A" style:family="table-column">
      <style:table-column-properties style:column-width="9.375cm" style:rel-column-width="32767*"/>
    </style:style>
    <style:style style:name="Tableau6.B" style:family="table-column">
      <style:table-column-properties style:column-width="9.37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TIN_20__3a__20_élément_20_de_20_rédaction_20_normal_20_court">
      <style:paragraph-properties fo:text-align="center" style:justify-single-word="false"/>
    </style:style>
    <style:style style:name="P2" style:family="paragraph" style:parent-style-name="ITIN_20__3a__20_élément_20_de_20_rédaction_20_normal_20_court">
      <style:paragraph-properties fo:text-align="center" style:justify-single-word="false"/>
      <style:text-properties officeooo:paragraph-rsid="000bba02"/>
    </style:style>
    <style:style style:name="P3" style:family="paragraph" style:parent-style-name="ITIN_20__3a__20_élément_20_de_20_rédaction_20_normal_20_court">
      <style:paragraph-properties fo:text-align="center" style:justify-single-word="false"/>
      <style:text-properties style:font-size-complex="12pt"/>
    </style:style>
    <style:style style:name="P4" style:family="paragraph" style:parent-style-name="ITIN_20__3a__20_élément_20_de_20_rédaction_20_normal_20_court">
      <style:paragraph-properties fo:text-align="start" style:justify-single-word="false"/>
      <style:text-properties officeooo:paragraph-rsid="000bba02"/>
    </style:style>
    <style:style style:name="P5" style:family="paragraph" style:parent-style-name="ITIN_20__3a__20_élément_20_de_20_rédaction_20_normal_20_court">
      <style:paragraph-properties fo:text-align="center" style:justify-single-word="false"/>
      <style:text-properties officeooo:rsid="002ac85a" officeooo:paragraph-rsid="002ac85a"/>
    </style:style>
    <style:style style:name="P6" style:family="paragraph" style:parent-style-name="Standard">
      <style:paragraph-properties fo:break-before="page"/>
      <style:text-properties officeooo:paragraph-rsid="000bba02"/>
    </style:style>
    <style:style style:name="P7" style:family="paragraph" style:parent-style-name="Table_20_Contents">
      <style:text-properties fo:font-size="12pt" style:font-size-asian="12pt"/>
    </style:style>
    <style:style style:name="P8" style:family="paragraph" style:parent-style-name="Table_20_Contents">
      <style:paragraph-properties fo:text-align="end" style:justify-single-word="false"/>
      <style:text-properties fo:font-size="12pt" officeooo:rsid="000bba02" officeooo:paragraph-rsid="000bba02" style:font-size-asian="12pt"/>
    </style:style>
    <style:style style:name="P9" style:family="paragraph" style:parent-style-name="Table_20_Contents">
      <style:paragraph-properties fo:text-align="end" style:justify-single-word="false"/>
      <style:text-properties fo:font-size="12pt" style:font-size-asian="12pt"/>
    </style:style>
    <style:style style:name="P10" style:family="paragraph" style:parent-style-name="Table_20_Contents">
      <style:text-properties fo:font-size="12pt" officeooo:rsid="000df852" officeooo:paragraph-rsid="000df852" style:font-size-asian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df852" officeooo:paragraph-rsid="002ac85a" style:font-size-asian="12pt"/>
    </style:style>
    <style:style style:name="P12" style:family="paragraph" style:parent-style-name="Table_20_Contents">
      <style:text-properties fo:font-size="12pt" fo:font-weight="bold" officeooo:rsid="000bba02" officeooo:paragraph-rsid="000bba02" style:font-size-asian="12pt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2" fo:font-size="14pt" fo:font-weight="bold" officeooo:rsid="002566f6" officeooo:paragraph-rsid="002566f6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2" fo:font-size="11pt" officeooo:rsid="00266bef" officeooo:paragraph-rsid="00266bef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2" fo:font-size="11pt" officeooo:rsid="002d1631" officeooo:paragraph-rsid="002d1631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2" fo:font-size="11pt" officeooo:rsid="0030d16a" officeooo:paragraph-rsid="0030d16a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2" fo:font-size="11pt" fo:font-weight="bold" officeooo:rsid="00280e59" officeooo:paragraph-rsid="002c5cf2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2" fo:font-size="11pt" fo:font-weight="bold" officeooo:rsid="0030e4e6" officeooo:paragraph-rsid="0030e4e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3d6e2d" officeooo:paragraph-rsid="003d6e2d"/>
    </style:style>
    <style:style style:name="P20" style:family="paragraph" style:parent-style-name="Table_20_Contents">
      <style:paragraph-properties fo:text-align="center" style:justify-single-word="false"/>
      <style:text-properties officeooo:rsid="003f03ca" officeooo:paragraph-rsid="003f03ca"/>
    </style:style>
    <style:style style:name="P21" style:family="paragraph" style:parent-style-name="Table_20_Contents">
      <style:text-properties officeooo:rsid="005f7136" officeooo:paragraph-rsid="005f7136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0df852" officeooo:paragraph-rsid="005f7136" style:font-size-asian="10pt" style:font-size-complex="10pt"/>
    </style:style>
    <style:style style:name="P23" style:family="paragraph" style:parent-style-name="ITIN_20__3a__20_élément_20_de_20_rédaction_20_normale">
      <style:text-properties fo:font-size="16pt" fo:font-weight="bold" style:font-size-asian="16pt" style:font-weight-asian="bold"/>
    </style:style>
    <style:style style:name="P24" style:family="paragraph" style:parent-style-name="ITIN_20__3a__20_élément_20_de_20_rédaction_20_normale">
      <style:text-properties fo:font-size="12pt" style:font-size-asian="12pt"/>
    </style:style>
    <style:style style:name="P25" style:family="paragraph" style:parent-style-name="ITIN_20__3a__20_élément_20_de_20_titre_20_de_20_tableau_20_large">
      <style:text-properties officeooo:paragraph-rsid="000bba02"/>
    </style:style>
    <style:style style:name="P26" style:family="paragraph" style:parent-style-name="ITIN_20__3a__20_élément_20_de_20_titre_20_de_20_tableau_20_large">
      <style:text-properties fo:font-size="16pt" fo:font-weight="bold" officeooo:paragraph-rsid="000bba02" style:font-size-asian="16pt" style:font-weight-asian="bold" style:font-size-complex="16pt" style:font-weight-complex="bold"/>
    </style:style>
    <style:style style:name="P27" style:family="paragraph" style:parent-style-name="ITIN_20__3a__20_élément_20_de_20_titre_20_de_20_tableau_20_normal">
      <style:text-properties officeooo:paragraph-rsid="000bba02"/>
    </style:style>
    <style:style style:name="P28" style:family="paragraph" style:parent-style-name="Standard">
      <style:text-properties style:font-name="Times New Roman2" fo:font-size="11pt" officeooo:rsid="000a9079" officeooo:paragraph-rsid="001dae09" style:font-size-asian="11pt" style:font-size-complex="11pt"/>
    </style:style>
    <style:style style:name="P29" style:family="paragraph" style:parent-style-name="Standard">
      <style:text-properties style:font-name="Times New Roman2" fo:font-size="11pt" officeooo:rsid="000aab52" officeooo:paragraph-rsid="001dae09" style:font-size-asian="11pt" style:font-size-complex="11pt"/>
    </style:style>
    <style:style style:name="P30" style:family="paragraph" style:parent-style-name="Standard">
      <style:text-properties style:font-name="Times New Roman2" fo:font-size="11pt" officeooo:rsid="000c3d9a" officeooo:paragraph-rsid="001dae09" style:font-size-asian="11pt" style:font-size-complex="11pt"/>
    </style:style>
    <style:style style:name="P31" style:family="paragraph" style:parent-style-name="Standard">
      <style:text-properties style:font-name="Times New Roman2" fo:font-size="11pt" officeooo:rsid="000c3d9a" officeooo:paragraph-rsid="0022ea2a" style:font-size-asian="11pt" style:font-size-complex="11pt"/>
    </style:style>
    <style:style style:name="P32" style:family="paragraph" style:parent-style-name="Standard">
      <style:text-properties style:font-name="Times New Roman2" fo:font-size="11pt" officeooo:rsid="001bd336" officeooo:paragraph-rsid="001bd336" style:font-size-asian="11pt" style:font-size-complex="11pt"/>
    </style:style>
    <style:style style:name="P33" style:family="paragraph" style:parent-style-name="Standard">
      <style:text-properties style:font-name="Times New Roman2" fo:font-size="11pt" officeooo:rsid="001bd336" officeooo:paragraph-rsid="001c84b8" style:font-size-asian="11pt" style:font-size-complex="11pt"/>
    </style:style>
    <style:style style:name="P34" style:family="paragraph" style:parent-style-name="Standard">
      <style:text-properties style:font-name="Times New Roman2" fo:font-size="11pt" officeooo:rsid="001e6f8b" style:font-size-asian="11pt" style:font-size-complex="11pt"/>
    </style:style>
    <style:style style:name="P35" style:family="paragraph" style:parent-style-name="Standard">
      <style:text-properties style:font-name="Times New Roman2" fo:font-size="11pt" officeooo:rsid="001e6f8b" officeooo:paragraph-rsid="001e6f8b" style:font-size-asian="11pt" style:font-size-complex="11pt"/>
    </style:style>
    <style:style style:name="P36" style:family="paragraph" style:parent-style-name="Standard">
      <style:text-properties style:font-name="Times New Roman2" fo:font-size="11pt" officeooo:rsid="001e6f8b" officeooo:paragraph-rsid="002099c8" style:font-size-asian="11pt" style:font-size-complex="11pt"/>
    </style:style>
    <style:style style:name="P37" style:family="paragraph" style:parent-style-name="Standard">
      <style:text-properties style:font-name="Times New Roman2" fo:font-size="11pt" officeooo:rsid="001a9ebd" officeooo:paragraph-rsid="001a9ebd" style:font-size-asian="11pt" style:font-size-complex="11pt"/>
    </style:style>
    <style:style style:name="P38" style:family="paragraph" style:parent-style-name="Standard">
      <style:text-properties style:font-name="Times New Roman2" fo:font-size="11pt" officeooo:rsid="000cd606" officeooo:paragraph-rsid="001dae09" style:font-size-asian="11pt" style:font-size-complex="11pt"/>
    </style:style>
    <style:style style:name="P39" style:family="paragraph" style:parent-style-name="Standard">
      <style:text-properties style:font-name="Times New Roman2" fo:font-size="11pt" officeooo:rsid="001724ff" officeooo:paragraph-rsid="00386215" fo:background-color="transparent" style:font-size-asian="11pt" style:font-size-complex="11pt"/>
    </style:style>
    <style:style style:name="P40" style:family="paragraph" style:parent-style-name="Standard">
      <style:text-properties style:font-name="Times New Roman2" fo:font-size="11pt" officeooo:rsid="003a7072" officeooo:paragraph-rsid="003a7072" fo:background-color="transparent" style:font-size-asian="11pt" style:font-size-complex="11pt"/>
    </style:style>
    <style:style style:name="P41" style:family="paragraph" style:parent-style-name="Standard">
      <style:text-properties style:font-name="Times New Roman2" fo:font-size="11pt" officeooo:rsid="00386215" officeooo:paragraph-rsid="00386215" fo:background-color="transparent" style:font-size-asian="11pt" style:font-size-complex="11pt"/>
    </style:style>
    <style:style style:name="P42" style:family="paragraph" style:parent-style-name="Standard">
      <style:text-properties officeooo:rsid="003d6e2d" officeooo:paragraph-rsid="003d6e2d"/>
    </style:style>
    <style:style style:name="P43" style:family="paragraph" style:parent-style-name="Standard">
      <style:text-properties officeooo:rsid="0045629a" officeooo:paragraph-rsid="0045629a"/>
    </style:style>
    <style:style style:name="P44" style:family="paragraph" style:parent-style-name="Standard">
      <style:text-properties officeooo:rsid="0045629a" officeooo:paragraph-rsid="004729aa"/>
    </style:style>
    <style:style style:name="P45" style:family="paragraph" style:parent-style-name="Standard">
      <style:text-properties officeooo:rsid="005137b3" officeooo:paragraph-rsid="0052e0e2"/>
    </style:style>
    <style:style style:name="P46" style:family="paragraph" style:parent-style-name="Standard">
      <style:text-properties officeooo:rsid="0058da11" officeooo:paragraph-rsid="0058da11"/>
    </style:style>
    <style:style style:name="P47" style:family="paragraph" style:parent-style-name="Standard">
      <style:text-properties officeooo:rsid="0058f561" officeooo:paragraph-rsid="0058f561"/>
    </style:style>
    <style:style style:name="P48" style:family="paragraph" style:parent-style-name="Standard">
      <style:text-properties officeooo:rsid="0058f561" officeooo:paragraph-rsid="0059fa83"/>
    </style:style>
    <style:style style:name="P49" style:family="paragraph" style:parent-style-name="Standard">
      <style:text-properties officeooo:rsid="0059fa83" officeooo:paragraph-rsid="0059fa83"/>
    </style:style>
    <style:style style:name="P50" style:family="paragraph" style:parent-style-name="Standard">
      <style:text-properties officeooo:rsid="005a9224" officeooo:paragraph-rsid="005a9224"/>
    </style:style>
    <style:style style:name="P51" style:family="paragraph" style:parent-style-name="Standard">
      <style:text-properties officeooo:rsid="005c3dfc" officeooo:paragraph-rsid="005c3dfc"/>
    </style:style>
    <style:style style:name="P52" style:family="paragraph" style:parent-style-name="Standard">
      <style:text-properties officeooo:rsid="005d4b44" officeooo:paragraph-rsid="005d4b44"/>
    </style:style>
    <style:style style:name="P53" style:family="paragraph" style:parent-style-name="Standard">
      <style:text-properties officeooo:paragraph-rsid="006199c9"/>
    </style:style>
    <style:style style:name="P54" style:family="paragraph" style:parent-style-name="Contents_20_1">
      <style:paragraph-properties>
        <style:tab-stops>
          <style:tab-stop style:position="18.75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8.75cm" style:type="right" style:leader-style="dotted" style:leader-text="."/>
        </style:tab-stops>
      </style:paragraph-properties>
    </style:style>
    <style:style style:name="P56" style:family="paragraph" style:parent-style-name="Standard" style:list-style-name="L8">
      <style:text-properties officeooo:rsid="0045629a" officeooo:paragraph-rsid="0045629a"/>
    </style:style>
    <style:style style:name="P57" style:family="paragraph" style:parent-style-name="Standard" style:list-style-name="L8">
      <style:text-properties officeooo:rsid="004729aa" officeooo:paragraph-rsid="004729aa"/>
    </style:style>
    <style:style style:name="P58" style:family="paragraph" style:parent-style-name="Standard" style:list-style-name="L8">
      <style:text-properties officeooo:rsid="0048cf01" officeooo:paragraph-rsid="0048cf01"/>
    </style:style>
    <style:style style:name="P59" style:family="paragraph" style:parent-style-name="Standard" style:list-style-name="L9">
      <style:text-properties officeooo:rsid="005092e7" officeooo:paragraph-rsid="005092e7"/>
    </style:style>
    <style:style style:name="P60" style:family="paragraph" style:parent-style-name="Standard" style:list-style-name="L10">
      <style:text-properties officeooo:rsid="005092e7" officeooo:paragraph-rsid="005092e7"/>
    </style:style>
    <style:style style:name="P61" style:family="paragraph" style:parent-style-name="Standard" style:list-style-name="L10">
      <style:text-properties officeooo:rsid="005137b3" officeooo:paragraph-rsid="005137b3"/>
    </style:style>
    <style:style style:name="P62" style:family="paragraph" style:parent-style-name="Standard" style:list-style-name="L11">
      <style:text-properties officeooo:rsid="00626bec" officeooo:paragraph-rsid="00626bec"/>
    </style:style>
    <style:style style:name="P63" style:family="paragraph" style:parent-style-name="Standard" style:list-style-name="L12">
      <style:text-properties officeooo:rsid="00673d98" officeooo:paragraph-rsid="00673d98"/>
    </style:style>
    <style:style style:name="P64" style:family="paragraph" style:parent-style-name="Standard">
      <style:text-properties style:font-name="Times New Roman2" fo:font-size="11pt" officeooo:rsid="003a7072" officeooo:paragraph-rsid="003a7072" fo:background-color="transparent" style:font-size-asian="11pt" style:font-size-complex="11pt"/>
    </style:style>
    <style:style style:name="P65" style:family="paragraph" style:parent-style-name="Standard">
      <style:text-properties style:font-name="Times New Roman2" fo:font-size="11pt" officeooo:rsid="006b44a8" officeooo:paragraph-rsid="006b44a8" fo:background-color="transparent" style:font-size-asian="11pt" style:font-size-complex="11pt"/>
    </style:style>
    <style:style style:name="P66" style:family="paragraph" style:parent-style-name="Standard">
      <style:text-properties style:font-name="Times New Roman2" fo:font-size="11pt" officeooo:rsid="006b44a8" officeooo:paragraph-rsid="006c7ef1" fo:background-color="transparent" style:font-size-asian="11pt" style:font-size-complex="11pt"/>
    </style:style>
    <style:style style:name="P67" style:family="paragraph" style:parent-style-name="Standard">
      <style:text-properties style:font-name="Times New Roman2" fo:font-size="11pt" officeooo:rsid="001bd336" officeooo:paragraph-rsid="001c84b8" style:font-size-asian="11pt" style:font-size-complex="11pt"/>
    </style:style>
    <style:style style:name="P68" style:family="paragraph" style:parent-style-name="Standard">
      <style:text-properties style:font-name="Times New Roman2" fo:font-size="11pt" officeooo:rsid="000cd606" officeooo:paragraph-rsid="001dae09" style:font-size-asian="11pt" style:font-size-complex="11pt"/>
    </style:style>
    <style:style style:name="P69" style:family="paragraph" style:parent-style-name="Heading_20_1" style:list-style-name="WWNum16"/>
    <style:style style:name="P70" style:family="paragraph" style:parent-style-name="Heading_20_1" style:list-style-name="WWNum16">
      <style:paragraph-properties fo:break-before="page"/>
    </style:style>
    <style:style style:name="P71" style:family="paragraph" style:parent-style-name="Heading_20_2" style:list-style-name="WWNum16"/>
    <style:style style:name="P72" style:family="paragraph" style:parent-style-name="Heading_20_2" style:list-style-name="WWNum16">
      <style:text-properties officeooo:rsid="0048e469" officeooo:paragraph-rsid="0048e469"/>
    </style:style>
    <style:style style:name="P73" style:family="paragraph" style:parent-style-name="Heading_20_2" style:list-style-name="WWNum16">
      <style:text-properties officeooo:rsid="006199c9" officeooo:paragraph-rsid="006199c9"/>
    </style:style>
    <style:style style:name="P74" style:family="paragraph" style:parent-style-name="ITIN_20__3a__20_élément_20_de_20_rédaction_20_normal_20_court">
      <style:paragraph-properties fo:text-align="center" style:justify-single-word="false"/>
      <style:text-properties officeooo:rsid="0077f2aa" officeooo:paragraph-rsid="0077f2aa"/>
    </style:style>
    <style:style style:name="P75" style:family="paragraph" style:parent-style-name="Table_20_Contents" style:list-style-name="L1">
      <style:paragraph-properties fo:text-align="start" style:justify-single-word="false"/>
      <style:text-properties officeooo:rsid="003d6e2d" officeooo:paragraph-rsid="004144f2"/>
    </style:style>
    <style:style style:name="P76" style:family="paragraph" style:parent-style-name="Table_20_Contents" style:list-style-name="L2">
      <style:paragraph-properties fo:text-align="start" style:justify-single-word="false"/>
      <style:text-properties officeooo:rsid="003f03ca" officeooo:paragraph-rsid="004144f2"/>
    </style:style>
    <style:style style:name="P77" style:family="paragraph" style:parent-style-name="Table_20_Contents" style:list-style-name="L3">
      <style:paragraph-properties fo:text-align="start" style:justify-single-word="false"/>
      <style:text-properties officeooo:rsid="003fe769" officeooo:paragraph-rsid="004144f2"/>
    </style:style>
    <style:style style:name="P78" style:family="paragraph" style:parent-style-name="Table_20_Contents" style:list-style-name="L4">
      <style:paragraph-properties fo:text-align="start" style:justify-single-word="false"/>
      <style:text-properties officeooo:rsid="004144f2" officeooo:paragraph-rsid="004144f2"/>
    </style:style>
    <style:style style:name="P79" style:family="paragraph" style:parent-style-name="Table_20_Contents" style:list-style-name="L5">
      <style:paragraph-properties fo:text-align="start" style:justify-single-word="false"/>
      <style:text-properties officeooo:rsid="004144f2" officeooo:paragraph-rsid="004144f2"/>
    </style:style>
    <style:style style:name="P80" style:family="paragraph" style:parent-style-name="Table_20_Contents" style:list-style-name="L6">
      <style:paragraph-properties fo:text-align="start" style:justify-single-word="false"/>
      <style:text-properties style:font-name="Times New Roman2" fo:font-size="11pt" officeooo:rsid="00280e59" officeooo:paragraph-rsid="002c5cf2" style:font-size-asian="11pt" style:font-size-complex="11pt"/>
    </style:style>
    <style:style style:name="P81" style:family="paragraph" style:parent-style-name="Table_20_Contents" style:list-style-name="L6">
      <style:paragraph-properties fo:text-align="start" style:justify-single-word="false"/>
      <style:text-properties style:font-name="Times New Roman2" fo:font-size="11pt" officeooo:rsid="00266bef" officeooo:paragraph-rsid="00266bef" style:font-size-asian="11pt" style:font-size-complex="11pt"/>
    </style:style>
    <style:style style:name="P82" style:family="paragraph" style:parent-style-name="Table_20_Contents" style:list-style-name="L7">
      <style:paragraph-properties fo:text-align="start" style:justify-single-word="false"/>
      <style:text-properties style:font-name="Times New Roman2" fo:font-size="11pt" officeooo:rsid="002d1631" officeooo:paragraph-rsid="002d1631" style:font-size-asian="11pt" style:font-size-complex="11pt"/>
    </style:style>
    <style:style style:name="P83" style:family="paragraph" style:parent-style-name="Table_20_Contents" style:list-style-name="L7">
      <style:paragraph-properties fo:text-align="start" style:justify-single-word="false"/>
      <style:text-properties style:font-name="Times New Roman2" fo:font-size="11pt" officeooo:rsid="0030e4e6" officeooo:paragraph-rsid="0030e4e6" style:font-size-asian="11pt" style:font-size-complex="11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2" fo:font-size="11pt" officeooo:rsid="0030e4e6" officeooo:paragraph-rsid="0030e4e6" style:font-size-asian="11pt" style:font-size-complex="11pt"/>
    </style:style>
    <style:style style:name="P85" style:family="paragraph" style:parent-style-name="Table_20_Contents" style:list-style-name="L7">
      <style:paragraph-properties fo:text-align="start" style:justify-single-word="false"/>
      <style:text-properties style:font-name="Times New Roman2" fo:font-size="11pt" officeooo:rsid="0030d16a" officeooo:paragraph-rsid="0030d16a" style:font-size-asian="11pt" style:font-size-complex="11pt"/>
    </style:style>
    <style:style style:name="P86" style:family="paragraph" style:parent-style-name="Table_20_Contents" style:list-style-name="L13">
      <style:paragraph-properties fo:text-align="start" style:justify-single-word="false"/>
      <style:text-properties style:font-name="Times New Roman2" fo:font-size="11pt" officeooo:rsid="00679286" officeooo:paragraph-rsid="00679286" style:font-size-asian="11pt" style:font-size-complex="11pt"/>
    </style:style>
    <style:style style:name="P87" style:family="paragraph" style:parent-style-name="Table_20_Contents" style:list-style-name="L13">
      <style:paragraph-properties fo:text-align="start" style:justify-single-word="false"/>
      <style:text-properties style:font-name="Times New Roman2" fo:font-size="11pt" officeooo:rsid="006930e6" officeooo:paragraph-rsid="006930e6" style:font-size-asian="11pt" style:font-size-complex="11pt"/>
    </style:style>
    <style:style style:name="P88" style:family="paragraph" style:parent-style-name="Table_20_Contents" style:list-style-name="L6">
      <style:paragraph-properties fo:text-align="start" style:justify-single-word="false"/>
      <style:text-properties style:font-name="Times New Roman2" fo:font-size="11pt" fo:font-weight="bold" officeooo:rsid="0030e4e6" officeooo:paragraph-rsid="0030e4e6" style:font-size-asian="11pt" style:font-weight-asian="bold" style:font-size-complex="11pt" style:font-weight-complex="bold"/>
    </style:style>
    <style:style style:name="P89" style:family="paragraph" style:parent-style-name="Table_20_Contents" style:list-style-name="L6">
      <style:paragraph-properties fo:text-align="start" style:justify-single-word="false"/>
      <style:text-properties style:font-name="Times New Roman2" fo:font-size="11pt" fo:font-weight="bold" officeooo:rsid="00266bef" officeooo:paragraph-rsid="00266bef" style:font-size-asian="11pt" style:font-weight-asian="bold" style:font-size-complex="11pt" style:font-weight-complex="bold"/>
    </style:style>
    <style:style style:name="T1" style:family="text">
      <style:text-properties fo:font-style="italic" fo:font-weight="bold" style:font-style-asian="italic" style:font-weight-asian="bold" style:font-size-complex="12pt"/>
    </style:style>
    <style:style style:name="T2" style:family="text">
      <style:text-properties fo:font-style="italic" style:font-style-asian="italic" style:font-size-complex="12pt"/>
    </style:style>
    <style:style style:name="T3" style:family="text">
      <style:text-properties fo:color="#0000ff" fo:font-style="italic" style:font-style-asian="italic" style:font-size-complex="12pt"/>
    </style:style>
    <style:style style:name="T4" style:family="text">
      <style:text-properties fo:color="#0000ff" style:font-size-complex="12pt"/>
    </style:style>
    <style:style style:name="T5" style:family="text">
      <style:text-properties style:use-window-font-color="true" fo:font-style="italic" officeooo:rsid="0009ced8" style:font-style-asian="italic" style:font-size-complex="12pt"/>
    </style:style>
    <style:style style:name="T6" style:family="text">
      <style:text-properties style:use-window-font-color="true" fo:font-style="italic" officeooo:rsid="000a3bb7" style:font-style-asian="italic" style:font-size-complex="12pt"/>
    </style:style>
    <style:style style:name="T7" style:family="text">
      <style:text-properties style:use-window-font-color="true" fo:font-style="italic" officeooo:rsid="002ac85a" style:font-style-asian="italic" style:font-size-complex="12pt"/>
    </style:style>
    <style:style style:name="T8" style:family="text">
      <style:text-properties style:font-size-complex="12pt"/>
    </style:style>
    <style:style style:name="T9" style:family="text">
      <style:text-properties officeooo:rsid="005efb52" style:font-size-complex="12pt"/>
    </style:style>
    <style:style style:name="T10" style:family="text">
      <style:text-properties officeooo:rsid="000bba02"/>
    </style:style>
    <style:style style:name="T11" style:family="text">
      <style:text-properties officeooo:rsid="000fbc00"/>
    </style:style>
    <style:style style:name="T12" style:family="text">
      <style:text-properties officeooo:rsid="000aab52"/>
    </style:style>
    <style:style style:name="T13" style:family="text">
      <style:text-properties officeooo:rsid="00116cc1"/>
    </style:style>
    <style:style style:name="T14" style:family="text">
      <style:text-properties officeooo:rsid="000cd606"/>
    </style:style>
    <style:style style:name="T15" style:family="text">
      <style:text-properties officeooo:rsid="00192678"/>
    </style:style>
    <style:style style:name="T16" style:family="text">
      <style:text-properties officeooo:rsid="001b88e1"/>
    </style:style>
    <style:style style:name="T17" style:family="text">
      <style:text-properties officeooo:rsid="001cf7f8"/>
    </style:style>
    <style:style style:name="T18" style:family="text">
      <style:text-properties officeooo:rsid="001f7901"/>
    </style:style>
    <style:style style:name="T19" style:family="text">
      <style:text-properties officeooo:rsid="002161ab"/>
    </style:style>
    <style:style style:name="T20" style:family="text">
      <style:text-properties officeooo:rsid="0022ea2a"/>
    </style:style>
    <style:style style:name="T21" style:family="text">
      <style:text-properties officeooo:rsid="0023bfc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de8d8" style:font-weight-asian="bold" style:font-weight-complex="bold"/>
    </style:style>
    <style:style style:name="T24" style:family="text">
      <style:text-properties fo:font-weight="bold" officeooo:rsid="002f3f7d" style:font-weight-asian="bold" style:font-weight-complex="bold"/>
    </style:style>
    <style:style style:name="T25" style:family="text">
      <style:text-properties officeooo:rsid="002c5cf2"/>
    </style:style>
    <style:style style:name="T26" style:family="text">
      <style:text-properties officeooo:rsid="0030e4e6"/>
    </style:style>
    <style:style style:name="T27" style:family="text">
      <style:text-properties officeooo:rsid="0031cf34"/>
    </style:style>
    <style:style style:name="T28" style:family="text">
      <style:text-properties officeooo:rsid="0035791d"/>
    </style:style>
    <style:style style:name="T29" style:family="text">
      <style:text-properties officeooo:rsid="00371846"/>
    </style:style>
    <style:style style:name="T30" style:family="text">
      <style:text-properties officeooo:rsid="0043959a"/>
    </style:style>
    <style:style style:name="T31" style:family="text">
      <style:text-properties officeooo:rsid="004729aa"/>
    </style:style>
    <style:style style:name="T32" style:family="text">
      <style:text-properties officeooo:rsid="004ebe6a"/>
    </style:style>
    <style:style style:name="T33" style:family="text">
      <style:text-properties officeooo:rsid="0052e0e2"/>
    </style:style>
    <style:style style:name="T34" style:family="text">
      <style:text-properties officeooo:rsid="00536c89"/>
    </style:style>
    <style:style style:name="T35" style:family="text">
      <style:text-properties officeooo:rsid="0058b11b"/>
    </style:style>
    <style:style style:name="T36" style:family="text">
      <style:text-properties officeooo:rsid="0059fa83"/>
    </style:style>
    <style:style style:name="T37" style:family="text">
      <style:text-properties officeooo:rsid="005bd575"/>
    </style:style>
    <style:style style:name="T38" style:family="text">
      <style:text-properties officeooo:rsid="00643c30"/>
    </style:style>
    <style:style style:name="T39" style:family="text">
      <style:text-properties officeooo:rsid="00673d98"/>
    </style:style>
    <style:style style:name="T40" style:family="text">
      <style:text-properties officeooo:rsid="006b44a8"/>
    </style:style>
    <style:style style:name="T41" style:family="text">
      <style:text-properties officeooo:rsid="006c7ef1"/>
    </style:style>
    <style:style style:name="T42" style:family="text">
      <style:text-properties officeooo:rsid="006ca97f"/>
    </style:style>
    <style:style style:name="T43" style:family="text">
      <style:text-properties officeooo:rsid="00744a6a"/>
    </style:style>
    <style:style style:name="T44" style:family="text">
      <style:text-properties officeooo:rsid="0075580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6">Rédaction</text:p>
          </table:table-cell>
          <table:covered-table-cell/>
        </table:table-row>
        <table:table-row>
          <table:table-cell table:style-name="Tableau2.A6" office:value-type="string">
            <text:p text:style-name="P12">Rédigé par</text:p>
          </table:table-cell>
          <table:table-cell table:style-name="Tableau2.B6" office:value-type="string">
            <text:p text:style-name="P10">Kévin POREZ, Tanguy EQUINET et Robin FROMENTIN</text:p>
          </table:table-cell>
        </table:table-row>
        <table:table-row>
          <table:table-cell table:style-name="Tableau2.A6" office:value-type="string">
            <text:p text:style-name="P8">Date</text:p>
          </table:table-cell>
          <table:table-cell table:style-name="Tableau2.B6" office:value-type="string">
            <text:p text:style-name="P10">18/05/2018</text:p>
          </table:table-cell>
        </table:table-row>
        <table:table-row>
          <table:table-cell table:style-name="Tableau2.A6" office:value-type="string">
            <text:p text:style-name="P12">Vérifié par</text:p>
          </table:table-cell>
          <table:table-cell table:style-name="Tableau2.B6" office:value-type="string">
            <text:p text:style-name="P7"/>
          </table:table-cell>
        </table:table-row>
        <table:table-row>
          <table:table-cell table:style-name="Tableau2.A6" office:value-type="string">
            <text:p text:style-name="P9">D<text:span text:style-name="T10">ate</text:span></text:p>
          </table:table-cell>
          <table:table-cell table:style-name="Tableau2.B6" office:value-type="string">
            <text:p text:style-name="P7"/>
          </table:table-cell>
        </table:table-row>
        <table:table-row>
          <table:table-cell table:style-name="Tableau2.A6" office:value-type="string">
            <text:p text:style-name="P12">Approuvé par</text:p>
          </table:table-cell>
          <table:table-cell table:style-name="Tableau2.B6" office:value-type="string">
            <text:p text:style-name="P7"/>
          </table:table-cell>
        </table:table-row>
        <table:table-row>
          <table:table-cell table:style-name="Tableau2.A7" office:value-type="string">
            <text:p text:style-name="P8">Date</text:p>
          </table:table-cell>
          <table:table-cell table:style-name="Tableau2.B7" office:value-type="string">
            <text:p text:style-name="P7"/>
          </table:table-cell>
        </table:table-row>
      </table:table>
      <text:p text:style-name="P2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 table:style-name="Tableau4.1">
            <table:table-cell table:style-name="Tableau4.A1" table:number-columns-spanned="4" office:value-type="string">
              <text:p text:style-name="P25">Historique du Document</text:p>
            </table:table-cell>
            <table:covered-table-cell/>
            <table:covered-table-cell/>
            <table:covered-table-cell/>
          </table:table-row>
          <table:table-row table:style-name="Tableau4.1">
            <table:table-cell table:style-name="Tableau4.A2" office:value-type="string">
              <text:p text:style-name="P27">Version</text:p>
            </table:table-cell>
            <table:table-cell table:style-name="Tableau4.B2" office:value-type="string">
              <text:p text:style-name="P27">Date</text:p>
            </table:table-cell>
            <table:table-cell table:style-name="Tableau4.C2" office:value-type="string">
              <text:p text:style-name="P27">Modifiés Par</text:p>
            </table:table-cell>
            <table:table-cell table:style-name="Tableau4.D2" office:value-type="string">
              <text:p text:style-name="P27">Actions / Commentaires</text:p>
            </table:table-cell>
          </table:table-row>
        </table:table-header-rows>
        <table:table-row table:style-name="Tableau4.3">
          <table:table-cell table:style-name="Tableau4.A3" office:value-type="string">
            <text:p text:style-name="P5">1.0</text:p>
          </table:table-cell>
          <table:table-cell table:style-name="Tableau4.B3" office:value-type="string">
            <text:p text:style-name="P5">18/05/2018</text:p>
          </table:table-cell>
          <table:table-cell table:style-name="Tableau4.C3" office:value-type="string">
            <text:p text:style-name="P11">Kévin POREZ, Tanguy EQUINET et Robin FROMENTIN</text:p>
          </table:table-cell>
          <table:table-cell table:style-name="Tableau4.D3" office:value-type="string">
            <text:p text:style-name="P5">Rédaction du document</text:p>
          </table:table-cell>
        </table:table-row>
        <table:table-row table:style-name="Tableau4.3">
          <table:table-cell table:style-name="Tableau4.A4" office:value-type="string">
            <text:p text:style-name="P5">1.1</text:p>
          </table:table-cell>
          <table:table-cell table:style-name="Tableau4.B4" office:value-type="string">
            <text:p text:style-name="P5">10/07/2018</text:p>
          </table:table-cell>
          <table:table-cell table:style-name="Tableau4.C4" office:value-type="string">
            <text:p text:style-name="P11">Kévin POREZ, Tanguy EQUINET et Robin FROMENTIN</text:p>
          </table:table-cell>
          <table:table-cell table:style-name="Tableau4.D4" office:value-type="string">
            <text:p text:style-name="P5">Modification du document, correctifs, ...</text:p>
          </table:table-cell>
        </table:table-row>
        <table:table-row table:style-name="Tableau4.3">
          <table:table-cell table:style-name="Tableau4.A5" office:value-type="string">
            <text:p text:style-name="P74">1.2</text:p>
          </table:table-cell>
          <table:table-cell table:style-name="Tableau4.B5" office:value-type="string">
            <text:p text:style-name="P74">20/07/2018</text:p>
          </table:table-cell>
          <table:table-cell table:style-name="Tableau4.C5" office:value-type="string">
            <text:p text:style-name="P74">Robin FROMENTIN, Kévin POREZ</text:p>
          </table:table-cell>
          <table:table-cell table:style-name="Tableau4.D5" office:value-type="string">
            <text:p text:style-name="P74">Ajout d’informations pour certains points</text:p>
          </table:table-cell>
        </table:table-row>
        <table:table-row table:style-name="Tableau4.3">
          <table:table-cell table:style-name="Tableau4.A6" office:value-type="string">
            <text:p text:style-name="P2"/>
          </table:table-cell>
          <table:table-cell table:style-name="Tableau4.B6" office:value-type="string">
            <text:p text:style-name="P2"/>
          </table:table-cell>
          <table:table-cell table:style-name="Tableau4.C6" office:value-type="string">
            <text:p text:style-name="P2"/>
          </table:table-cell>
          <table:table-cell table:style-name="Tableau4.D6" office:value-type="string">
            <text:p text:style-name="P4"/>
          </table:table-cell>
        </table:table-row>
        <table:table-row table:style-name="Tableau4.3">
          <table:table-cell table:style-name="Tableau4.A7" office:value-type="string">
            <text:p text:style-name="P2"/>
          </table:table-cell>
          <table:table-cell table:style-name="Tableau4.B7" office:value-type="string">
            <text:p text:style-name="P2"/>
          </table:table-cell>
          <table:table-cell table:style-name="Tableau4.C7" office:value-type="string">
            <text:p text:style-name="P2"/>
          </table:table-cell>
          <table:table-cell table:style-name="Tableau4.D7" office:value-type="string">
            <text:p text:style-name="P4"/>
          </table:table-cell>
        </table:table-row>
        <table:table-row table:style-name="Tableau4.3">
          <table:table-cell table:style-name="Tableau4.A8" office:value-type="string">
            <text:p text:style-name="P2"/>
          </table:table-cell>
          <table:table-cell table:style-name="Tableau4.B8" office:value-type="string">
            <text:p text:style-name="P2"/>
          </table:table-cell>
          <table:table-cell table:style-name="Tableau4.C8" office:value-type="string">
            <text:p text:style-name="P2"/>
          </table:table-cell>
          <table:table-cell table:style-name="Tableau4.D8" office:value-type="string">
            <text:p text:style-name="P4"/>
          </table:table-cell>
        </table:table-row>
      </table:table>
      <text:p text:style-name="P6"/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<text:a xlink:type="simple" xlink:href="#__RefHeading___Toc1059_723754150" text:style-name="Internet_20_link" text:visited-style-name="Visited_20_Internet_20_Link">1 Description du projet<text:tab/>3</text:a></text:p>
          <text:p text:style-name="P55"><text:a xlink:type="simple" xlink:href="#__RefHeading___Toc1061_723754150" text:style-name="Internet_20_link" text:visited-style-name="Visited_20_Internet_20_Link">1.1 Objectifs du projet<text:tab/>3</text:a></text:p>
          <text:p text:style-name="P55"><text:a xlink:type="simple" xlink:href="#__RefHeading___Toc1063_723754150" text:style-name="Internet_20_link" text:visited-style-name="Visited_20_Internet_20_Link">1.2 Etat des lieus / Etude de marché<text:tab/>3</text:a></text:p>
          <text:p text:style-name="P55"><text:a xlink:type="simple" xlink:href="#__RefHeading___Toc1065_723754150" text:style-name="Internet_20_link" text:visited-style-name="Visited_20_Internet_20_Link">1.3 Acteurs du projet<text:tab/>3</text:a></text:p>
          <text:p text:style-name="P55"><text:a xlink:type="simple" xlink:href="#__RefHeading___Toc1067_723754150" text:style-name="Internet_20_link" text:visited-style-name="Visited_20_Internet_20_Link">1.4 Périmètre du projet<text:tab/>4</text:a></text:p>
          <text:p text:style-name="P54"><text:a xlink:type="simple" xlink:href="#__RefHeading___Toc1069_723754150" text:style-name="Internet_20_link" text:visited-style-name="Visited_20_Internet_20_Link">2 Description fonctionnelle générale du projet<text:tab/>4</text:a></text:p>
          <text:p text:style-name="P54"><text:a xlink:type="simple" xlink:href="#__RefHeading___Toc1071_723754150" text:style-name="Internet_20_link" text:visited-style-name="Visited_20_Internet_20_Link">3 Architecture technique du projet<text:tab/>5</text:a></text:p>
          <text:p text:style-name="P55"><text:a xlink:type="simple" xlink:href="#__RefHeading___Toc1073_723754150" text:style-name="Internet_20_link" text:visited-style-name="Visited_20_Internet_20_Link">3.1 Partie frontend<text:tab/>5</text:a></text:p>
          <text:p text:style-name="P55"><text:a xlink:type="simple" xlink:href="#__RefHeading___Toc1075_723754150" text:style-name="Internet_20_link" text:visited-style-name="Visited_20_Internet_20_Link">3.2 Partie backend<text:tab/>5</text:a></text:p>
          <text:p text:style-name="P55"><text:a xlink:type="simple" xlink:href="#__RefHeading___Toc1077_723754150" text:style-name="Internet_20_link" text:visited-style-name="Visited_20_Internet_20_Link">3.3 Contraintes matérielles<text:tab/>5</text:a></text:p>
          <text:p text:style-name="P55"><text:a xlink:type="simple" xlink:href="#__RefHeading___Toc1079_723754150" text:style-name="Internet_20_link" text:visited-style-name="Visited_20_Internet_20_Link">3.4 Contraintes logicielles<text:tab/>5</text:a></text:p>
          <text:p text:style-name="P54"><text:a xlink:type="simple" xlink:href="#__RefHeading___Toc1081_723754150" text:style-name="Internet_20_link" text:visited-style-name="Visited_20_Internet_20_Link">4 Interactions avec d'autres applications<text:tab/>5</text:a></text:p>
          <text:p text:style-name="P54"><text:a xlink:type="simple" xlink:href="#__RefHeading___Toc1083_723754150" text:style-name="Internet_20_link" text:visited-style-name="Visited_20_Internet_20_Link">5 Type d’interface utilisateur<text:tab/>5</text:a></text:p>
          <text:p text:style-name="P54"><text:a xlink:type="simple" xlink:href="#__RefHeading___Toc1085_723754150" text:style-name="Internet_20_link" text:visited-style-name="Visited_20_Internet_20_Link">6 Conditions de réussite<text:tab/>5</text:a></text:p>
          <text:p text:style-name="P55"><text:a xlink:type="simple" xlink:href="#__RefHeading___Toc1087_723754150" text:style-name="Internet_20_link" text:visited-style-name="Visited_20_Internet_20_Link">6.1 Lotissement et dates clefs<text:tab/>5</text:a></text:p>
          <text:p text:style-name="P55"><text:a xlink:type="simple" xlink:href="#__RefHeading___Toc1089_723754150" text:style-name="Internet_20_link" text:visited-style-name="Visited_20_Internet_20_Link">6.2 Organisation interne du projet<text:tab/>5</text:a></text:p>
          <text:p text:style-name="P55"><text:a xlink:type="simple" xlink:href="#__RefHeading___Toc1091_723754150" text:style-name="Internet_20_link" text:visited-style-name="Visited_20_Internet_20_Link">6.3 Outils mis en place<text:tab/>5</text:a></text:p>
          <text:p text:style-name="P55"><text:a xlink:type="simple" xlink:href="#__RefHeading___Toc1093_723754150" text:style-name="Internet_20_link" text:visited-style-name="Visited_20_Internet_20_Link">6.4 Risques<text:tab/>5</text:a></text:p>
        </text:index-body>
      </text:table-of-content>
      <text:p text:style-name="P23"/>
      <text:list xml:id="list3484948807712776236" text:style-name="WWNum16">
        <text:list-item>
          <text:h text:style-name="P70" text:outline-level="1"><text:bookmark-start text:name="__RefHeading___Toc1059_723754150"/><text:s/><text:bookmark-start text:name="_Toc509051550"/>Description du projet<text:bookmark-end text:name="__RefHeading___Toc1059_723754150"/><text:bookmark-end text:name="_Toc509051550"/></text:h>
        </text:list-item>
      </text:list>
      <text:p text:style-name="Standard"/>
      <text:list xml:id="list185139459394301" text:continue-numbering="true" text:style-name="WWNum16">
        <text:list-item>
          <text:list>
            <text:list-item>
              <text:h text:style-name="P71" text:outline-level="2"><text:bookmark-start text:name="__RefHeading___Toc1061_723754150"/><text:s/><text:bookmark-start text:name="_Toc509051551"/>Objectifs du projet<text:bookmark-end text:name="__RefHeading___Toc1061_723754150"/><text:bookmark-end text:name="_Toc509051551"/></text:h>
            </text:list-item>
          </text:list>
        </text:list-item>
      </text:list>
      <text:p text:style-name="Standard"/>
      <text:p text:style-name="P37"/>
      <text:p text:style-name="P39"><text:span text:style-name="T29">L’</text:span>objectif <text:span text:style-name="T16">est</text:span> la mise en place d’<text:span text:style-name="T16">un</text:span> site web <text:span text:style-name="T28">responsive qui</text:span> propose <text:span text:style-name="T15">la création de questions.</text:span></text:p>
      <text:p text:style-name="P41">Elles seront partagées avec tous les utilisateurs, et seront la base afin de créer des questionnaires.</text:p>
      <text:p text:style-name="P40">Le site sera auto-régulé par la communauté.</text:p>
      <text:p text:style-name="P65">Les différents avis des utilisateurs sur les questions permettront de définir une note, évaluant la qualité et la pertinence de la question.</text:p>
      <text:p text:style-name="P66">L’objectif est également de rendre facile et intuiti<text:span text:style-name="T41">ve</text:span> la recherche et l’ajout d’une question à un questionnaire. </text:p>
      <text:p text:style-name="P66">Une recherche rapide et efficace permettra à l’utilisateur de réaliser toutes les actions qu’il souhaite en un minimum de temps.</text:p>
      <text:p text:style-name="P40"/>
      <text:list xml:id="list185139708999162" text:continue-numbering="true" text:style-name="WWNum16">
        <text:list-item>
          <text:list>
            <text:list-item>
              <text:h text:style-name="P71" text:outline-level="2"><text:bookmark-start text:name="__RefHeading___Toc1063_723754150"/><text:s/><text:bookmark-start text:name="_Toc94437863"/><text:bookmark-start text:name="_Toc509051552"/>Etat des lieus / Etude de marché<text:bookmark-end text:name="__RefHeading___Toc1063_723754150"/><text:bookmark-end text:name="_Toc509051552"/></text:h>
            </text:list-item>
          </text:list>
        </text:list-item>
      </text:list>
      <text:p text:style-name="Standard"/>
      <text:p text:style-name="P4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9"/>
            <text:p text:style-name="P19">Tendances du marché</text:p>
          </table:table-cell>
          <table:table-cell table:style-name="Tableau5.B1" office:value-type="string">
            <text:list xml:id="list6732681499135923054" text:style-name="L1">
              <text:list-item>
                <text:p text:style-name="P75">Automatisation des tâches</text:p>
              </text:list-item>
              <text:list-item>
                <text:p text:style-name="P75">Expérience utilisateur simplifiée</text:p>
              </text:list-item>
              <text:list-item>
                <text:p text:style-name="P75">Outils de partage</text:p>
              </text:list-item>
              <text:list-item>
                <text:p text:style-name="P75">Intelligences artificielles</text:p>
              </text:list-item>
            </text:list>
          </table:table-cell>
        </table:table-row>
        <table:table-row>
          <table:table-cell table:style-name="Tableau5.A2" office:value-type="string">
            <text:p text:style-name="P19">Acheteurs et consommateurs</text:p>
          </table:table-cell>
          <table:table-cell table:style-name="Tableau5.B2" office:value-type="string">
            <text:list xml:id="list1258715257069835775" text:style-name="L2">
              <text:list-item>
                <text:p text:style-name="P76">Les enseignants et professeurs (de tous niveaux)</text:p>
              </text:list-item>
              <text:list-item>
                <text:p text:style-name="P76">Les passionnés de questionnaires</text:p>
              </text:list-item>
            </text:list>
          </table:table-cell>
        </table:table-row>
        <table:table-row>
          <table:table-cell table:style-name="Tableau5.A2" office:value-type="string">
            <text:p text:style-name="P19"/>
            <text:p text:style-name="P19"/>
            <text:p text:style-name="P19">Concurrents</text:p>
          </table:table-cell>
          <table:table-cell table:style-name="Tableau5.B2" office:value-type="string">
            <text:list xml:id="list832135978861333736" text:style-name="L3">
              <text:list-item>
                <text:p text:style-name="P77">Google form : permet la création de questionnaire (sans récupération de questions d’autres utilisateurs)</text:p>
              </text:list-item>
              <text:list-item>
                <text:p text:style-name="P77">Quora : permet de poser des questions ; les autres utilisateurs pourront y répondre. On peut retrouver toutes les questions déjà posées.</text:p>
              </text:list-item>
            </text:list>
          </table:table-cell>
        </table:table-row>
        <table:table-row>
          <table:table-cell table:style-name="Tableau5.A2" office:value-type="string">
            <text:p text:style-name="P19">Contraintes</text:p>
          </table:table-cell>
          <table:table-cell table:style-name="Tableau5.B2" office:value-type="string">
            <text:list xml:id="list2993801715669183802" text:style-name="L4">
              <text:list-item>
                <text:p text:style-name="P78">Nécessite une communauté active</text:p>
              </text:list-item>
              <text:list-item>
                <text:p text:style-name="P78">Données non vérifiées (possibilité d’erreurs dans les ajouts des utilisateurs), <text:span text:style-name="T42">présence obligatoire d’une modération</text:span></text:p>
              </text:list-item>
            </text:list>
          </table:table-cell>
        </table:table-row>
        <table:table-row>
          <table:table-cell table:style-name="Tableau5.A2" office:value-type="string">
            <text:p text:style-name="P20">Opportunités de réussites</text:p>
          </table:table-cell>
          <table:table-cell table:style-name="Tableau5.B2" office:value-type="string">
            <text:list xml:id="list4361788956916540003" text:style-name="L5">
              <text:list-item>
                <text:p text:style-name="P79">Bouche-à-oreille afin de mobiliser une communauté</text:p>
              </text:list-item>
            </text:list>
          </table:table-cell>
        </table:table-row>
      </table:table>
      <text:p text:style-name="Standard"/>
      <text:p text:style-name="Standard"/>
      <text:list xml:id="list185140438257979" text:continue-list="list185139708999162" text:style-name="WWNum16">
        <text:list-item>
          <text:list>
            <text:list-item>
              <text:h text:style-name="P71" text:outline-level="2"><text:bookmark-start text:name="__RefHeading___Toc1065_723754150"/><text:s/><text:bookmark-start text:name="_Toc509051553"/>Acteurs <text:bookmark-end text:name="_Toc94437863"/>du projet<text:bookmark-end text:name="__RefHeading___Toc1065_723754150"/><text:bookmark-end text:name="_Toc509051553"/></text:h>
            </text:list-item>
          </text:list>
        </text:list-item>
      </text:list>
      <text:p text:style-name="Standard"/>
      <text:p text:style-name="Standard"/>
      <text:p text:style-name="P32">L’équipe chargée du projet est composée des membres suivants :</text:p>
      <text:p text:style-name="P32">- Robin FROMENTIN</text:p>
      <text:p text:style-name="P33">- Tanguy EQUINET</text:p>
      <text:p text:style-name="P33">- Kévin POREZ</text:p>
      <text:p text:style-name="P33"/>
      <text:p text:style-name="P33"/>
      <text:p text:style-name="P33"/>
      <text:p text:style-name="P33"/>
      <text:p text:style-name="P33"><text:soft-page-break/></text:p>
      <text:list xml:id="list185139681432065" text:continue-numbering="true" text:style-name="WWNum16">
        <text:list-item>
          <text:list>
            <text:list-item>
              <text:h text:style-name="P71" text:outline-level="2"><text:bookmark-start text:name="__RefHeading___Toc1067_723754150"/><text:s/><text:bookmark-start text:name="_Toc94437865"/><text:bookmark-start text:name="_Toc509051554"/>Périmètre du projet<text:bookmark-end text:name="__RefHeading___Toc1067_723754150"/><text:bookmark-end text:name="_Toc509051554"/></text:h>
            </text:list-item>
          </text:list>
        </text:list-item>
      </text:list>
      <text:p text:style-name="Standard"/>
      <text:p text:style-name="P34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3">Lot 1 (08/2018)</text:p>
          </table:table-cell>
          <table:table-cell table:style-name="Tableau1.A1" office:value-type="string">
            <text:p text:style-name="P13">Lot 2 (2019)</text:p>
          </table:table-cell>
          <table:table-cell table:style-name="Tableau1.C1" office:value-type="string">
            <text:p text:style-name="P13">Lot 3 (Hors école)</text:p>
          </table:table-cell>
        </table:table-row>
        <table:table-row table:style-name="Tableau1.2">
          <table:table-cell table:style-name="Tableau1.A2" office:value-type="string">
            <text:list xml:id="list2681823420674056674" text:style-name="L6">
              <text:list-item>
                <text:p text:style-name="P80">Un outil de création de questionnaire<text:span text:style-name="T25">s</text:span> et de partage de questions <text:span text:style-name="T22">sans possibilité de répondre à celles-ci.</text:span></text:p>
              </text:list-item>
            </text:list>
            <text:p text:style-name="P17"/>
            <text:list xml:id="list185140655872329" text:continue-numbering="true" text:style-name="L6">
              <text:list-item>
                <text:p text:style-name="P88">Exporter en pdf son questionnaire</text:p>
              </text:list-item>
            </text:list>
            <text:p text:style-name="P18"/>
            <text:list xml:id="list185140743334393" text:continue-numbering="true" text:style-name="L6">
              <text:list-item>
                <text:p text:style-name="P81">Architecture en <text:span text:style-name="T22">web services pour les échanges de données</text:span> <text:span text:style-name="T26">(API réutilisable)</text:span></text:p>
              </text:list-item>
            </text:list>
            <text:p text:style-name="P14"/>
            <text:list xml:id="list185140463995187" text:continue-numbering="true" text:style-name="L6">
              <text:list-item>
                <text:p text:style-name="P89">Site web responsive</text:p>
              </text:list-item>
            </text:list>
          </table:table-cell>
          <table:table-cell table:style-name="Tableau1.A2" office:value-type="string">
            <text:list xml:id="list5626168752696758896" text:style-name="L7">
              <text:list-item>
                <text:p text:style-name="P82">Une <text:span text:style-name="T23">utilisation</text:span><text:span text:style-name="T22"> de</text:span><text:span text:style-name="T24">s</text:span><text:span text:style-name="T22"> questions limité</text:span><text:span text:style-name="T23">e</text:span>, selon la participation de l’utilisateur et la qualité des questions (notes de la communauté)</text:p>
              </text:list-item>
            </text:list>
            <text:p text:style-name="P15"/>
            <text:list xml:id="list185140017555020" text:continue-numbering="true" text:style-name="L7">
              <text:list-item>
                <text:p text:style-name="P83">Mise en place d’un <text:span text:style-name="T22">système économique</text:span> (pubs …)</text:p>
                <text:p text:style-name="P83"/>
              </text:list-item>
              <text:list-item>
                <text:p text:style-name="P83"><text:span text:style-name="T22">Partage de questionnaires</text:span> pour les utilisateurs réguliers</text:p>
              </text:list-item>
            </text:list>
            <text:p text:style-name="P84"/>
            <text:list xml:id="list4599912221015408570" text:style-name="L13">
              <text:list-item>
                <text:p text:style-name="P86">Ajout d’un <text:span text:style-name="T22">champ «Profession»</text:span> facultatif sur les profils utilisateurs</text:p>
                <text:p text:style-name="P86"/>
              </text:list-item>
              <text:list-item>
                <text:p text:style-name="P87">Système de <text:span text:style-name="T22">rangs et de récompenses</text:span> pour les meilleurs utilisateurs</text:p>
              </text:list-item>
            </text:list>
          </table:table-cell>
          <table:table-cell table:style-name="Tableau1.C2" office:value-type="string">
            <text:list xml:id="list185139710191399" text:continue-list="list185140017555020" text:style-name="L7">
              <text:list-item>
                <text:p text:style-name="P85">Possibilité d’<text:span text:style-name="T22">exporter son questionnaire et ses questions pour y répondre sur Google Form</text:span> (ou autre logiciel existant)</text:p>
              </text:list-item>
            </text:list>
            <text:p text:style-name="P16"/>
            <text:list xml:id="list185139096879480" text:continue-numbering="true" text:style-name="L7">
              <text:list-item>
                <text:p text:style-name="P83"><text:span text:style-name="T22">Création d’une application mobile</text:span> dédiée s’appuyant sur l’API</text:p>
              </text:list-item>
            </text:list>
          </table:table-cell>
        </table:table-row>
      </table:table>
      <text:p text:style-name="P34"/>
      <text:p text:style-name="P35">La partie visible par l’utilisateur est un site web responsive adapté à un large choix d’<text:span text:style-name="T18">appareils.</text:span></text:p>
      <text:p text:style-name="P36">L’architecture intégre des web services <text:span text:style-name="T27">(API) </text:span>afin d’intéragir avec les <text:span text:style-name="T19">données et être réutilisable en cas de création d’un nouvel affichage (exemple une application mobile).</text:span></text:p>
      <text:p text:style-name="P36"/>
      <text:list xml:id="list185140168147374" text:continue-list="list185139681432065" text:style-name="WWNum16">
        <text:list-item>
          <text:h text:style-name="P69" text:outline-level="1"><text:bookmark-start text:name="__RefHeading___Toc1069_723754150"/><text:s/><text:bookmark-start text:name="_Toc509051555"/>Description fonctionnelle générale d<text:bookmark-end text:name="_Toc94437865"/>u projet<text:bookmark-end text:name="__RefHeading___Toc1069_723754150"/><text:bookmark-end text:name="_Toc509051555"/></text:h>
        </text:list-item>
      </text:list>
      <text:p text:style-name="Standard"/>
      <text:p text:style-name="Standard"><text:bookmark-start text:name="_Toc94437868"/><text:bookmark-start text:name="_Toc94437866"/></text:p>
      <text:p text:style-name="P28">Shar<text:span text:style-name="T17">k</text:span>w<text:span text:style-name="T11">est</text:span> <text:span text:style-name="T12">est composé d’une communauté d’utilisateurs voulant partager leurs questions et leurs réponses sur différents thèmes. </text:span></text:p>
      <text:p text:style-name="P29">En effet, l’utilisateur a la possibilité d’accéder facilement à celles-ci classées par pertinence et utilité, selon les avis de la communauté.</text:p>
      <text:p text:style-name="P31">Il peut également <text:span text:style-name="T20">rechercher des questions selon différents critères (thème, catégorie, niveau scolaire, type de question, difficulté, avis utilisateurs, nom du créateur, …) lui permettant d’accéder rapidement aux questions/réponses qui l’intéressent rassemblant les meilleurs avis des utilisateurs.</text:span></text:p>
      <text:p text:style-name="P30">Dans un souci de partage, un utilisateur doit participer à cet enrichissement de question<text:span text:style-name="T20">s</text:span> afin d’accéder ensuite aux question<text:span text:style-name="T20">s</text:span> des autres utilisateurs.</text:p>
      <text:p text:style-name="P30"><text:span text:style-name="T13">Il</text:span> <text:span text:style-name="T14">peut</text:span> <text:span text:style-name="T21">aussi</text:span> créer de manière rapide et efficace un questionnaire en ajoutant les questions souhaitées à celui-ci.</text:p>
      <text:p text:style-name="P38">Pour finir, l’utilisateur peut <text:span text:style-name="T30">télécharger au format pdf</text:span> son questionnaire <text:span text:style-name="T30">(et la correction).</text:span></text:p>
      <text:p text:style-name="P38"/>
      <text:p text:style-name="P38"/>
      <text:p text:style-name="P38"/>
      <text:p text:style-name="P38"/>
      <text:p text:style-name="P38"/>
      <text:p text:style-name="P38"/>
      <text:list xml:id="list185139698913129" text:continue-numbering="true" text:style-name="WWNum16">
        <text:list-item>
          <text:h text:style-name="P69" text:outline-level="1"><text:bookmark-start text:name="__RefHeading___Toc1071_723754150"/><text:soft-page-break/><text:s/><text:bookmark-start text:name="_Toc509051556"/>Architecture technique du projet<text:bookmark-end text:name="__RefHeading___Toc1071_723754150"/><text:bookmark-end text:name="_Toc509051556"/></text:h>
          <text:list>
            <text:list-item>
              <text:h text:style-name="P71" text:outline-level="2"><text:bookmark-start text:name="__RefHeading___Toc1073_723754150"/><text:bookmark-end text:name="_Toc94437868"/><text:s/><text:bookmark-start text:name="_Toc509051557"/>Partie frontend<text:bookmark-end text:name="__RefHeading___Toc1073_723754150"/><text:bookmark-end text:name="_Toc509051557"/></text:h>
            </text:list-item>
          </text:list>
        </text:list-item>
      </text:list>
      <text:p text:style-name="Standard"/>
      <text:p text:style-name="P43">Nous <text:span text:style-name="T35">réalisons</text:span> la partie frontend avec les technologies suivantes :</text:p>
      <text:list xml:id="list420245000958771702" text:style-name="L8">
        <text:list-item>
          <text:p text:style-name="P56">Reactjs</text:p>
        </text:list-item>
        <text:list-item>
          <text:p text:style-name="P56">Html5</text:p>
        </text:list-item>
        <text:list-item>
          <text:p text:style-name="P56">CSS3</text:p>
        </text:list-item>
        <text:list-item>
          <text:p text:style-name="P56">Bootstrap <text:span text:style-name="T31">3</text:span></text:p>
        </text:list-item>
      </text:list>
      <text:list xml:id="list185140368051356" text:continue-list="list185139698913129" text:style-name="WWNum16">
        <text:list-item>
          <text:list>
            <text:list-item>
              <text:h text:style-name="P72" text:outline-level="2"><text:bookmark-start text:name="__RefHeading___Toc1075_723754150"/><text:s/><text:bookmark-start text:name="_Toc509051558"/><text:span text:style-name="T32">P</text:span><text:bookmark-end text:name="_Toc509051558"/><text:span text:style-name="T32">artie backend</text:span><text:bookmark-end text:name="__RefHeading___Toc1075_723754150"/></text:h>
            </text:list-item>
          </text:list>
        </text:list-item>
      </text:list>
      <text:p text:style-name="Standard"/>
      <text:p text:style-name="P44">Nous <text:span text:style-name="T35">réalisons</text:span> la partie <text:span text:style-name="T31">back</text:span>end avec les technologies suivantes :</text:p>
      <text:list xml:id="list185140418648486" text:continue-list="list420245000958771702" text:style-name="L8">
        <text:list-item>
          <text:p text:style-name="P57">Postgresql</text:p>
        </text:list-item>
        <text:list-item>
          <text:p text:style-name="P57">Pg-promise</text:p>
        </text:list-item>
        <text:list-item>
          <text:p text:style-name="P57">Express</text:p>
        </text:list-item>
        <text:list-item>
          <text:p text:style-name="P58">Node.js</text:p>
        </text:list-item>
      </text:list>
      <text:list xml:id="list185139919606196" text:continue-list="list185140368051356" text:style-name="WWNum16">
        <text:list-item>
          <text:list>
            <text:list-item>
              <text:h text:style-name="P71" text:outline-level="2"><text:bookmark-start text:name="__RefHeading___Toc1077_723754150"/><text:s/><text:bookmark-start text:name="_Toc509051559"/>Contraintes matérielles<text:bookmark-end text:name="__RefHeading___Toc1077_723754150"/><text:bookmark-end text:name="_Toc509051559"/></text:h>
            </text:list-item>
          </text:list>
        </text:list-item>
      </text:list>
      <text:p text:style-name="Standard"/>
      <text:list xml:id="list5329385701565928002" text:style-name="L9">
        <text:list-item>
          <text:p text:style-name="P59">Un ordinateur ou un smartphone</text:p>
        </text:list-item>
        <text:list-item>
          <text:p text:style-name="P59">Une connexion internet</text:p>
        </text:list-item>
      </text:list>
      <text:list xml:id="list185139541604826" text:continue-list="list185139919606196" text:style-name="WWNum16">
        <text:list-item>
          <text:list>
            <text:list-item>
              <text:h text:style-name="P71" text:outline-level="2"><text:bookmark-start text:name="__RefHeading___Toc1079_723754150"/><text:s/><text:bookmark-start text:name="_Toc509051560"/>Contraintes logicielles<text:bookmark-end text:name="__RefHeading___Toc1079_723754150"/><text:bookmark-end text:name="_Toc509051560"/></text:h>
            </text:list-item>
          </text:list>
        </text:list-item>
      </text:list>
      <text:p text:style-name="Standard"/>
      <text:list xml:id="list203715890129520386" text:style-name="L10">
        <text:list-item>
          <text:p text:style-name="P60">Un navigateur internet</text:p>
        </text:list-item>
        <text:list-item>
          <text:p text:style-name="P61">Une base de données locale (Postgresql)</text:p>
        </text:list-item>
        <text:list-item>
          <text:p text:style-name="P61">Un serveur node.js local</text:p>
        </text:list-item>
      </text:list>
      <text:list xml:id="list185140909174862" text:continue-list="list185139541604826" text:style-name="WWNum16">
        <text:list-item>
          <text:h text:style-name="P69" text:outline-level="1"><text:bookmark-start text:name="__RefHeading___Toc1081_723754150"/><text:bookmark-end text:name="_Toc94437866"/><text:s/><text:bookmark-start text:name="_Toc94437867"/><text:bookmark-start text:name="_Toc509051561"/>Interactions avec d'autres applications<text:bookmark-end text:name="__RefHeading___Toc1081_723754150"/><text:bookmark-end text:name="_Toc94437867"/><text:bookmark-end text:name="_Toc509051561"/></text:h>
        </text:list-item>
      </text:list>
      <text:p text:style-name="Standard"/>
      <text:p text:style-name="P45">Sharkwest et l’API intéragi<text:span text:style-name="T33">ssent ensembles.</text:span></text:p>
      <text:p text:style-name="P45"><text:span text:style-name="T34">Dans le lot 3, il est prévu d’utiliser Google Forms afin d’y créer des questionnaires utilisables.</text:span> </text:p>
      <text:list xml:id="list185139682446437" text:continue-numbering="true" text:style-name="WWNum16">
        <text:list-item>
          <text:h text:style-name="P69" text:outline-level="1"><text:bookmark-start text:name="__RefHeading___Toc1083_723754150"/><text:s/><text:bookmark-start text:name="_Toc94437869"/><text:bookmark-start text:name="_Toc509051562"/>Type d’interface utilisateur<text:bookmark-end text:name="__RefHeading___Toc1083_723754150"/><text:bookmark-end text:name="_Toc94437869"/><text:bookmark-end text:name="_Toc509051562"/></text:h>
        </text:list-item>
      </text:list>
      <text:p text:style-name="Standard"/>
      <text:p text:style-name="P46">Sharkwest est basée sur une interface utilisateur graphique, <text:span text:style-name="T40">exclusivement accessible depuis le web sur un navigateur internet.</text:span></text:p>
      <text:list xml:id="list185139365497123" text:continue-numbering="true" text:style-name="WWNum16">
        <text:list-item>
          <text:h text:style-name="P69" text:outline-level="1"><text:bookmark-start text:name="__RefHeading___Toc1085_723754150"/><text:s/><text:bookmark-start text:name="_Toc94437873"/><text:bookmark-start text:name="_Toc509051563"/>Conditions de réussite<text:bookmark-end text:name="__RefHeading___Toc1085_723754150"/><text:bookmark-end text:name="_Toc94437873"/><text:bookmark-end text:name="_Toc509051563"/></text:h>
          <text:list>
            <text:list-item>
              <text:h text:style-name="P71" text:outline-level="2"><text:bookmark-start text:name="__RefHeading___Toc1087_723754150"/><text:s/><text:bookmark-start text:name="_Toc276470771"/><text:bookmark-start text:name="_Toc94437871"/><text:bookmark-start text:name="_Toc509051564"/>Lotissement et dates clefs<text:bookmark-end text:name="__RefHeading___Toc1087_723754150"/><text:bookmark-end text:name="_Toc509051564"/></text:h>
            </text:list-item>
          </text:list>
        </text:list-item>
      </text:list>
      <text:p text:style-name="Standard"/>
      <text:p text:style-name="P47">1<text:span text:style-name="T36">4</text:span>/05/2018 : Début du projet</text:p>
      <text:p text:style-name="P50">16/05/2018 → 04/06/2018 : Sprint 1 (Préparation du projet et maquettage)</text:p>
      <text:p text:style-name="P50"><text:span text:style-name="T37">04</text:span>/<text:span text:style-name="T37">06</text:span>/2018 → <text:span text:style-name="T37">11</text:span>/06/2018 : Sprint <text:span text:style-name="T37">2</text:span> (<text:span text:style-name="T37">Réalisation du rendu html</text:span>)</text:p>
      <text:p text:style-name="P50">1<text:span text:style-name="T37">2</text:span>/0<text:span text:style-name="T37">6</text:span>/2018 → <text:span text:style-name="T37">26</text:span>/06/2018 : Sprint <text:span text:style-name="T37">3</text:span> (<text:span text:style-name="T37">Préparation de l’environnement SQL et de l’API</text:span>)</text:p>
      <text:p text:style-name="P50"><text:span text:style-name="T37">27</text:span>/0<text:span text:style-name="T37">6</text:span>/2018 → 0<text:span text:style-name="T37">7</text:span>/0<text:span text:style-name="T37">7</text:span>/2018 : Sprint <text:span text:style-name="T37">4</text:span> (<text:span text:style-name="T37">Dynamisation des pages avec l’API</text:span>)</text:p>
      <text:p text:style-name="P50"><text:span text:style-name="T37">08</text:span>/0<text:span text:style-name="T37">7</text:span>/2018 → <text:span text:style-name="T37">24</text:span>/0<text:span text:style-name="T37">8</text:span>/2018 : Sprint <text:span text:style-name="T37">5</text:span> (<text:span text:style-name="T37">Développement des fonctionnalités spécifiques</text:span>)</text:p>
      <text:p text:style-name="P49">25/08/2018 : Fin du lot 1</text:p>
      <text:p text:style-name="P51">Début Juillet 2019 : Fin du lot 2</text:p>
      <text:p text:style-name="P48"/>
      <text:list xml:id="list185139476952748" text:continue-numbering="true" text:style-name="WWNum16">
        <text:list-item>
          <text:list>
            <text:list-item>
              <text:h text:style-name="P71" text:outline-level="2"><text:bookmark-end text:name="_Toc276470771"/><text:bookmark-start text:name="__RefHeading___Toc1089_723754150"/><text:bookmark-end text:name="_Toc94437871"/><text:soft-page-break/><text:s/>Organisation<text:bookmark-start text:name="_Toc509051565"/><text:bookmark-start text:name="_Toc276470772"/><text:bookmark-start text:name="_Toc94437872"/> interne du projet<text:bookmark-end text:name="__RefHeading___Toc1089_723754150"/><text:bookmark-end text:name="_Toc509051565"/><text:bookmark-end text:name="_Toc276470772"/><text:bookmark-end text:name="_Toc94437872"/></text:h>
            </text:list-item>
          </text:list>
        </text:list-item>
      </text:list>
      <text:p text:style-name="P5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1">Commanditaire</text:p>
          </table:table-cell>
          <table:table-cell table:style-name="Tableau6.B1" office:value-type="string">
            <text:p text:style-name="P21">Ecole Aston</text:p>
          </table:table-cell>
        </table:table-row>
        <table:table-row>
          <table:table-cell table:style-name="Tableau6.A2" office:value-type="string">
            <text:p text:style-name="P21">Equipe projet</text:p>
          </table:table-cell>
          <table:table-cell table:style-name="Tableau6.B2" office:value-type="string">
            <text:p text:style-name="P22">Kévin POREZ, Tanguy EQUINET et Robin FROMENTIN</text:p>
          </table:table-cell>
        </table:table-row>
        <table:table-row>
          <table:table-cell table:style-name="Tableau6.A2" office:value-type="string">
            <text:p text:style-name="P21">La direction</text:p>
          </table:table-cell>
          <table:table-cell table:style-name="Tableau6.B2" office:value-type="string">
            <text:p text:style-name="P21">Ecole Aston</text:p>
          </table:table-cell>
        </table:table-row>
        <table:table-row>
          <table:table-cell table:style-name="Tableau6.A2" office:value-type="string">
            <text:p text:style-name="P21">Utilisateurs</text:p>
          </table:table-cell>
          <table:table-cell table:style-name="Tableau6.B2" office:value-type="string">
            <text:p text:style-name="P21">Equipe projet, <text:span text:style-name="T43">clients</text:span></text:p>
          </table:table-cell>
        </table:table-row>
      </table:table>
      <text:p text:style-name="P52"/>
      <text:list xml:id="list185140197534655" text:continue-numbering="true" text:style-name="WWNum16">
        <text:list-item>
          <text:list>
            <text:list-item>
              <text:h text:style-name="P73" text:outline-level="2"><text:bookmark-start text:name="__RefHeading___Toc1091_723754150"/><text:s/><text:bookmark-start text:name="_Toc509051566"/>Outils mis en place<text:bookmark-end text:name="__RefHeading___Toc1091_723754150"/><text:bookmark-end text:name="_Toc509051566"/></text:h>
            </text:list-item>
          </text:list>
        </text:list-item>
      </text:list>
      <text:p text:style-name="P53"/>
      <text:list xml:id="list3255950085231394410" text:style-name="L11">
        <text:list-item>
          <text:p text:style-name="P62">Jira : <text:span text:style-name="T44">planification</text:span> de<text:span text:style-name="T44">s</text:span> tâches</text:p>
        </text:list-item>
        <text:list-item>
          <text:p text:style-name="P62">Bitbucket <text:span text:style-name="T38">(git)</text:span> : gérer les versions et le partage de code</text:p>
        </text:list-item>
        <text:list-item>
          <text:p text:style-name="P62">MarvelApp : outil de création de maquettes</text:p>
        </text:list-item>
        <text:list-item>
          <text:p text:style-name="P62">Discord, Facebook Messenger, <text:span text:style-name="T39">Slack, Skype</text:span> : communication entre membres de l’équipe</text:p>
        </text:list-item>
      </text:list>
      <text:list xml:id="list185139804893892" text:continue-list="list185140197534655" text:style-name="WWNum16">
        <text:list-item>
          <text:list>
            <text:list-item>
              <text:h text:style-name="P71" text:outline-level="2"><text:bookmark-start text:name="__RefHeading___Toc1093_723754150"/><text:s/><text:bookmark-start text:name="_Toc509051567"/>Risques<text:bookmark-end text:name="__RefHeading___Toc1093_723754150"/><text:bookmark-end text:name="_Toc509051567"/></text:h>
            </text:list-item>
          </text:list>
        </text:list-item>
      </text:list>
      <text:p text:style-name="Standard"/>
      <text:list xml:id="list4400752606372236936" text:style-name="L12">
        <text:list-item>
          <text:p text:style-name="P63">Une évolution du marché plus rapide que nous (possible apparition d’un concurrent).</text:p>
        </text:list-item>
        <text:list-item>
          <text:p text:style-name="P63">Une mauvaise participation de la communauté qui entrainerait un faible apport de données.</text:p>
        </text:list-item>
        <text:list-item>
          <text:p text:style-name="P63">Une mauvaise utilisation du site par de trop nombreuses personnes pourrait rendre beaucoup trop de données incorrec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1" svg:font-family="'Times New Roman'" style:font-family-generic="roman"/>
    <style:font-face style:name="Arial" svg:font-family="Arial" style:font-family-generic="swiss"/>
    <style:font-face style:name="Arial (W1)" svg:font-family="'Arial (W1)'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Times New Roman2" svg:font-family="'Times New Roman'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3" style:font-size-asian="10pt" style:language-asian="fr" style:country-asian="FR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fr" fo:country="FR" style:letter-kerning="true" style:font-name-asian="Times New Roman3" style:font-size-asian="10pt" style:language-asian="fr" style:country-asian="FR" style:font-name-complex="Times New Roman3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423cm" fo:margin-bottom="0cm" loext:contextual-spacing="false" fo:text-align="justify" style:justify-single-word="false" fo:keep-with-next="auto">
        <style:tab-stops>
          <style:tab-stop style:position="11.001cm"/>
        </style:tab-stops>
      </style:paragraph-properties>
      <style:text-properties style:font-name="Times New Roman" fo:font-family="'Times New Roman'" style:font-family-generic="swiss" fo:font-size="11pt" fo:font-weight="normal" style:font-size-asian="11pt" style:font-weight-asian="normal" style:font-name-complex="Times New Roman3" style:font-family-complex="'Times New Roman'" style:font-family-generic-complex="system" style:font-pitch-complex="variable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101cm" fo:margin-top="0.035cm" fo:margin-bottom="0.035cm" loext:contextual-spacing="false" fo:text-indent="0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text-align="justify" style:justify-single-word="false">
        <style:tab-stops>
          <style:tab-stop style:position="11.001cm"/>
        </style:tab-stops>
      </style:paragraph-properties>
      <style:text-properties style:font-name="Times" fo:font-family="Times" style:font-family-generic="swiss" fo:font-size="12pt" style:font-size-asian="12pt"/>
    </style:style>
    <style:style style:name="Heading_20_7" style:display-name="Heading 7" style:family="paragraph" style:parent-style-name="Heading_20_6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/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text-align="justify" style:justify-single-word="false">
        <style:tab-stops>
          <style:tab-stop style:position="11.001cm"/>
        </style:tab-stops>
      </style:paragraph-properties>
      <style:text-properties style:font-name="Arial" fo:font-family="Arial" style:font-family-generic="swiss" fo:font-size="9pt" fo:font-style="italic" style:font-size-asian="9pt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keep-together="always"/>
      <style:text-properties fo:color="#365f91" style:font-name="Cambria" fo:font-family="Cambria" style:font-family-generic="swiss" fo:font-size="14pt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ITIN_20__3a__20_texte_20_caché" style:display-name="ITIN : texte caché" style:family="paragraph" style:parent-style-name="Standard" style:default-outline-level="">
      <style:text-properties fo:color="#ff0000" fo:font-size="12pt" fo:font-weight="bold" style:font-size-asian="12pt" style:font-weight-asian="bold" text:display="non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swiss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ITIN_20__3a__20_élément_20_titre_20_1" style:display-name="ITIN : élément titre 1" style:family="paragraph" style:parent-style-name="Heading_20_1" style:default-outline-level="" style:list-style-name="">
      <style:paragraph-properties fo:margin-top="0.423cm" fo:margin-bottom="0.212cm" loext:contextual-spacing="false">
        <style:tab-stops>
          <style:tab-stop style:position="11.001cm"/>
        </style:tab-stops>
      </style:paragraph-properties>
      <style:text-properties style:font-name="Times New Roman" fo:font-family="'Times New Roman'" style:font-family-generic="swiss" style:letter-kerning="false" style:font-name-complex="Times New Roman3" style:font-family-complex="'Times New Roman'" style:font-family-generic-complex="system" style:font-pitch-complex="variable" style:font-size-complex="10pt" style:font-weight-complex="normal"/>
    </style:style>
    <style:style style:name="ITIN_20__3a__20_élément_20_titre_20_2" style:display-name="ITIN : élément titre 2" style:family="paragraph" style:parent-style-name="Heading_20_2" style:default-outline-level="" style:list-style-name="">
      <style:paragraph-properties fo:margin-top="0.212cm" fo:margin-bottom="0.212cm" loext:contextual-spacing="false"/>
      <style:text-properties style:font-name="Times New Roman" fo:font-family="'Times New Roman'" style:font-family-generic="swiss" fo:font-style="normal" style:font-style-asian="normal" style:font-name-complex="Times New Roman3" style:font-family-complex="'Times New Roman'" style:font-family-generic-complex="system" style:font-pitch-complex="variable" style:font-size-complex="10pt" style:font-style-complex="normal" style:font-weight-complex="normal"/>
    </style:style>
    <style:style style:name="ITIN_20__3a__20_élément_20_de_20_rédaction_20_normal_20_court" style:display-name="ITIN : élément de rédaction normal court" style:family="paragraph" style:parent-style-name="ITIN_20__3a__20_élément_20_de_20_rédaction_20_normale" style:default-outline-level="">
      <style:paragraph-properties fo:margin-top="0cm" fo:margin-bottom="0cm" loext:contextual-spacing="false"/>
    </style:style>
    <style:style style:name="ITIN_20__3a__20_Titre_20_en-Tête" style:display-name="ITIN : Titre en-Tête" style:family="paragraph" style:parent-style-name="Standard" style:default-outline-level="">
      <style:paragraph-properties fo:text-align="center" style:justify-single-word="false">
        <style:tab-stops>
          <style:tab-stop style:position="11.001cm"/>
        </style:tab-stops>
      </style:paragraph-properties>
      <style:text-properties style:font-name="Arial (W1)" fo:font-family="'Arial (W1)'" style:font-family-generic="swiss" style:font-size-complex="14pt"/>
    </style:style>
    <style:style style:name="ITIN_20__3a__20_élément_20_titre_20_3" style:display-name="ITIN : élément titre 3" style:family="paragraph" style:parent-style-name="Heading_20_3" style:default-outline-level="" style:list-style-name="">
      <style:paragraph-properties fo:margin-top="0.212cm" fo:margin-bottom="0.212cm" loext:contextual-spacing="false"/>
      <style:text-properties style:font-name="Times New Roman" fo:font-family="'Times New Roman'" style:font-family-generic="swiss" fo:font-size="12pt" style:font-size-asian="12pt" style:font-name-complex="Times New Roman3" style:font-family-complex="'Times New Roman'" style:font-family-generic-complex="system" style:font-pitch-complex="variable" style:font-size-complex="10pt" style:font-weight-complex="normal"/>
    </style:style>
    <style:style style:name="ITIN_20__3a__20_élément_20_de_20_rédaction_20_normale" style:display-name="ITIN : élément de rédaction normale" style:family="paragraph" style:parent-style-name="Standard" style:default-outline-level="">
      <style:paragraph-properties fo:margin-top="0cm" fo:margin-bottom="0.423cm" loext:contextual-spacing="true" fo:text-align="justify" style:justify-single-word="false">
        <style:tab-stops>
          <style:tab-stop style:position="11.001cm"/>
        </style:tab-stops>
      </style:paragraph-properties>
      <style:text-properties fo:font-size="12pt" style:font-size-asian="12pt"/>
    </style:style>
    <style:style style:name="ITIN_20__3a__20_élément_20_description_20_du_20_but" style:display-name="ITIN : élément description du but" style:family="paragraph" style:parent-style-name="ITIN_20__3a__20_élément_20_de_20_rédaction_20_normale" style:default-outline-level="">
      <style:paragraph-properties fo:margin-top="0.212cm" fo:margin-bottom="0cm" loext:contextual-spacing="false"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ITIN_20__3a__20_élément_20_de_20_rappel_20_simple" style:display-name="ITIN : élément de rappel simple" style:family="paragraph" style:parent-style-name="ITIN_20__3a__20_élément_20_de_20_rédaction_20_normale" style:default-outline-level="">
      <style:paragraph-properties fo:margin-top="0cm" fo:margin-bottom="0cm" loext:contextual-spacing="false" fo:keep-together="always"/>
      <style:text-properties fo:font-style="italic" style:text-underline-style="solid" style:text-underline-width="auto" style:text-underline-color="font-color" style:font-style-asian="italic" style:font-style-complex="italic" style:font-weight-complex="bold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TIN_20__3a__20_élément_20_de_20_titre_20_de_20_tableau_20_large" style:display-name="ITIN : élément de titre de tableau large" style:family="paragraph" style:parent-style-name="ITIN_20__3a__20_élément_20_de_20_rédaction_20_normal_20_court" style:default-outline-level="">
      <style:paragraph-properties fo:text-align="center" style:justify-single-word="false"/>
      <style:text-properties fo:font-size="16pt" fo:font-weight="bold" style:font-size-asian="16pt" style:font-weight-asian="bold"/>
    </style:style>
    <style:style style:name="ITIN_20__3a__20_élément_20_Titre_20_4" style:display-name="ITIN : élément Titre 4" style:family="paragraph" style:parent-style-name="Standard" style:default-outline-level=""/>
    <style:style style:name="ITIN_20__3a__20_élément_20_de_20_titre_20_de_20_tableau_20_normal" style:display-name="ITIN : élément de titre de tableau normal" style:family="paragraph" style:parent-style-name="ITIN_20__3a__20_élément_20_de_20_rédaction_20_normal_20_court" style:default-outline-level="">
      <style:paragraph-properties fo:text-align="center" style:justify-single-word="false" fo:orphans="0" fo:widows="0"/>
      <style:text-properties fo:font-weight="bold" style:font-weight-asian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TIN_20__3a__20_élément_20_de_20_rédaction_20_normal_20_court_20_Car" style:display-name="ITIN : élément de rédaction normal court Car" style:family="text" style:parent-style-name="Default_20_Paragraph_20_Font">
      <style:text-properties fo:font-size="12pt" style:font-size-asian="12pt"/>
    </style:style>
    <style:style style:name="ITIN_20__3a__20_élément_20_de_20_rédaction_20_normale_20_Car" style:display-name="ITIN : élément de rédaction normale Car" style:family="text" style:parent-style-name="Default_20_Paragraph_20_Font">
      <style:text-properties fo:font-size="12pt" style:font-size-asian="12pt"/>
    </style:style>
    <style:style style:name="ITIN_20__3a__20_élément_20_de_20_rappel_20_simple_20_Car" style:display-name="ITIN : élément de rappel simple Car" style:family="text" style:parent-style-name="Default_20_Paragraph_20_Font">
      <style:text-properties fo:font-size="12pt" fo:font-style="italic" style:text-underline-style="solid" style:text-underline-width="auto" style:text-underline-color="font-color" style:font-size-asian="12pt" style:font-style-asian="italic" style:font-style-complex="italic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swiss" fo:font-size="13pt" fo:language="fr" fo:country="FR" fo:font-weight="bold" style:font-size-asian="13pt" style:language-asian="fr" style:country-asian="FR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Titre_20_4_20_Car" style:display-name="Titre 4 Car" style:family="text" style:parent-style-name="Titre_20_3_20_Car">
      <style:text-properties style:font-name="Arial" fo:font-family="Arial" style:font-family-generic="swiss" fo:font-size="11pt" fo:language="fr" fo:country="FR" fo:font-weight="bold" style:font-size-asian="11pt" style:language-asian="fr" style:country-asian="FR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01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 -  " style:num-format="1">
        <style:list-level-properties text:list-level-position-and-space-mode="label-alignment">
          <style:list-level-label-alignment text:label-followed-by="listtab" text:list-tab-stop-position="0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19.195cm" fo:margin-top="0cm" fo:margin-bottom="0cm" table:align="center" style:writing-mode="lr-tb"/>
    </style:style>
    <style:style style:name="Tableau3.A" style:family="table-column">
      <style:table-column-properties style:column-width="3.724cm"/>
    </style:style>
    <style:style style:name="Tableau3.B" style:family="table-column">
      <style:table-column-properties style:column-width="9.502cm"/>
    </style:style>
    <style:style style:name="Tableau3.C" style:family="table-column">
      <style:table-column-properties style:column-width="5.969cm"/>
    </style:style>
    <style:style style:name="Tableau3.1" style:family="table-row">
      <style:table-row-properties style:min-row-height="1.958cm" fo:keep-together="always"/>
    </style:style>
    <style:style style:name="Tableau3.A1" style:family="table-cell">
      <style:table-cell-properties style:vertical-align="middle" fo:padding-left="0.141cm" fo:padding-right="0.141cm" fo:padding-top="0cm" fo:padding-bottom="0cm" fo:border-left="1.5pt solid #00000a" fo:border-right="0.75pt solid #00000a" fo:border-top="1.5pt solid #00000a" fo:border-bottom="none"/>
    </style:style>
    <style:style style:name="Tableau3.B1" style:family="table-cell">
      <style:table-cell-properties style:vertical-align="middle" fo:padding-left="0.141cm" fo:padding-right="0.141cm" fo:padding-top="0cm" fo:padding-bottom="0cm" fo:border-left="0.75pt solid #00000a" fo:border-right="0.75pt solid #00000a" fo:border-top="1.5pt solid #00000a" fo:border-bottom="none"/>
    </style:style>
    <style:style style:name="Tableau3.C1" style:family="table-cell">
      <style:table-cell-properties style:vertical-align="middle" fo:padding-left="0.141cm" fo:padding-right="0.141cm" fo:padding-top="0cm" fo:padding-bottom="0cm" fo:border-left="0.75pt solid #00000a" fo:border-right="1.5pt solid #00000a" fo:border-top="1.5pt solid #00000a" fo:border-bottom="none"/>
    </style:style>
    <style:style style:name="Tableau3.2" style:family="table-row">
      <style:table-row-properties fo:keep-together="always"/>
    </style:style>
    <style:style style:name="Tableau3.B2" style:family="table-cell">
      <style:table-cell-properties style:vertical-align="middle" fo:padding-left="0.141cm" fo:padding-right="0.141cm" fo:padding-top="0cm" fo:padding-bottom="0cm" fo:border-left="0.75pt solid #00000a" fo:border-right="0.75pt solid #00000a" fo:border-top="0.75pt solid #00000a" fo:border-bottom="1.5pt solid #00000a"/>
    </style:style>
    <style:style style:name="Tableau3.C2" style:family="table-cell">
      <style:table-cell-properties style:vertical-align="middle" fo:padding-left="0.141cm" fo:padding-right="0.141cm" fo:padding-top="0cm" fo:padding-bottom="0cm" fo:border-left="0.75pt solid #00000a" fo:border-right="1.5pt solid #00000a" fo:border-top="0.75pt solid #00000a" fo:border-bottom="1.5pt solid #00000a"/>
    </style:style>
    <style:style style:name="MP1" style:family="paragraph" style:parent-style-name="ITIN_20__3a__20_élément_20_de_20_rédaction_20_normal_20_court">
      <style:paragraph-properties fo:text-align="center" style:justify-single-word="false"/>
    </style:style>
    <style:style style:name="MP2" style:family="paragraph" style:parent-style-name="ITIN_20__3a__20_élément_20_de_20_rédaction_20_normal_20_court">
      <style:paragraph-properties fo:text-align="center" style:justify-single-word="false"/>
      <style:text-properties style:font-size-complex="12pt"/>
    </style:style>
    <style:style style:name="MT1" style:family="text">
      <style:text-properties fo:font-style="italic" fo:font-weight="bold" style:font-style-asian="italic" style:font-weight-asian="bold" style:font-size-complex="12pt"/>
    </style:style>
    <style:style style:name="MT2" style:family="text">
      <style:text-properties fo:font-style="italic" style:font-style-asian="italic" style:font-size-complex="12pt"/>
    </style:style>
    <style:style style:name="MT3" style:family="text">
      <style:text-properties fo:color="#0000ff" fo:font-style="italic" style:font-style-asian="italic" style:font-size-complex="12pt"/>
    </style:style>
    <style:style style:name="MT4" style:family="text">
      <style:text-properties style:use-window-font-color="true" fo:font-style="italic" officeooo:rsid="0009ced8" style:font-style-asian="italic" style:font-size-complex="12pt"/>
    </style:style>
    <style:style style:name="MT5" style:family="text">
      <style:text-properties fo:color="#0000ff" style:font-size-complex="12pt"/>
    </style:style>
    <style:style style:name="MT6" style:family="text">
      <style:text-properties style:use-window-font-color="true" fo:font-style="italic" officeooo:rsid="000a3bb7" style:font-style-asian="italic" style:font-size-complex="12pt"/>
    </style:style>
    <style:style style:name="MT7" style:family="text">
      <style:text-properties style:use-window-font-color="true" fo:font-style="italic" officeooo:rsid="002ac85a" style:font-style-asian="italic" style:font-size-complex="12pt"/>
    </style:style>
    <style:style style:name="MT8" style:family="text">
      <style:text-properties style:font-size-complex="12pt"/>
    </style:style>
    <style:style style:name="MT9" style:family="text">
      <style:text-properties officeooo:rsid="005efb5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1.75cm" fo:margin-left="1.501cm" fo:margin-right="0.75cm" style:writing-mode="lr-tb" style:layout-grid-color="#c0c0c0" style:layout-grid-lines="54" style:layout-grid-base-height="0.423cm" style:layout-grid-ruby-height="0.05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99cm" fo:margin-left="0cm" fo:margin-right="0cm" fo:margin-bottom="0.69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table:number-rows-spanned="2" office:value-type="string">
              <text:p text:style-name="MP1"><draw:frame draw:style-name="Mfr1" draw:name="Image 1" text:anchor-type="as-char" svg:width="3.323cm" svg:height="1.879cm" draw:z-index="5"><draw:image xlink:href="Pictures/10000200000000FD0000008F83A86AEC5E827707.gif" xlink:type="simple" xlink:show="embed" xlink:actuate="onLoad"/></draw:frame></text:p>
            </table:table-cell>
            <table:table-cell table:style-name="Tableau3.B1" office:value-type="string">
              <text:p text:style-name="ITIN_20__3a__20_élément_20_de_20_rédaction_20_normal_20_court"><text:span text:style-name="MT1">Document</text:span><text:span text:style-name="MT2"> :</text:span><text:span text:style-name="MT3"> </text:span><text:span text:style-name="MT4">Note de cadrage</text:span></text:p>
              <text:p text:style-name="ITIN_20__3a__20_élément_20_de_20_rédaction_20_normal_20_court"><text:span text:style-name="MT1">Projet</text:span><text:span text:style-name="MT2"> :</text:span><text:span text:style-name="MT3"> </text:span><text:span text:style-name="MT4">Sharkwest</text:span></text:p>
            </table:table-cell>
            <table:table-cell table:style-name="Tableau3.C1" office:value-type="string">
              <text:p text:style-name="ITIN_20__3a__20_élément_20_de_20_rédaction_20_normal_20_court"><text:span text:style-name="MT1">Version :</text:span><text:span text:style-name="MT5"> </text:span><text:span text:style-name="MT6">1.</text:span><text:span text:style-name="MT7">1</text:span></text:p>
              <text:p text:style-name="ITIN_20__3a__20_élément_20_de_20_rédaction_20_normal_20_court"><text:span text:style-name="MT1">Date :</text:span><text:span text:style-name="MT3"> </text:span><text:span text:style-name="MT6">1</text:span><text:span text:style-name="MT7">0/</text:span><text:span text:style-name="MT6">0</text:span><text:span text:style-name="MT7">7</text:span><text:span text:style-name="MT6">/2018</text:span></text:p>
            </table:table-cell>
          </table:table-row>
          <table:table-row table:style-name="Tableau3.2">
            <table:covered-table-cell/>
            <table:table-cell table:style-name="Tableau3.B2" office:value-type="string">
              <text:p text:style-name="MP2">Référentiel documentaire projet SQLI</text:p>
            </table:table-cell>
            <table:table-cell table:style-name="Tableau3.C2" office:value-type="string">
              <text:p text:style-name="MP1"><text:span text:style-name="MT8">Page : </text:span><text:span text:style-name="MT8"><text:page-number text:select-page="current">6</text:page-number></text:span><text:span text:style-name="MT8">/</text:span><text:span text:style-name="MT9">6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et Renaud</meta:initial-creator>
    <meta:editing-cycles>100</meta:editing-cycles>
    <meta:print-date>2009-11-06T08:50:00</meta:print-date>
    <meta:creation-date>2018-03-17T10:50:00</meta:creation-date>
    <dc:date>2018-08-22T18:51:33.880422852</dc:date>
    <meta:editing-duration>PT8H54M3S</meta:editing-duration>
    <meta:generator>LibreOffice/5.2.5.1$MacOSX_X86_64 LibreOffice_project/0312e1a284a7d50ca85a365c316c7abbf20a4d22</meta:generator>
    <meta:document-statistic meta:table-count="6" meta:image-count="1" meta:object-count="0" meta:page-count="6" meta:paragraph-count="160" meta:word-count="1062" meta:character-count="6792" meta:non-whitespace-character-count="5927"/>
    <meta:user-defined meta:name="AppVersion">16.0000</meta:user-defined>
    <meta:user-defined meta:name="Company">CCIP</meta:user-defined>
    <meta:user-defined meta:name="DateVersion"> date à mett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mProjet" meta:value-type="string"> nom à mettre</meta:user-defined>
    <meta:user-defined meta:name="ScaleCrop" meta:value-type="boolean">false</meta:user-defined>
    <meta:user-defined meta:name="ShareDoc" meta:value-type="boolean">false</meta:user-defined>
    <meta:user-defined meta:name="Titre" meta:value-type="string">Note de cadrage</meta:user-defined>
    <meta:user-defined meta:name="Version" meta:value-type="string">version à mettre</meta:user-defined>
    <meta:user-defined meta:name="référence" meta:value-type="string"> référence à mettre</meta:user-defined>
    <meta:template xlink:type="simple" xlink:actuate="onRequest" xlink:title="Note de cadrage_vide.dotx" xlink:href=""/>
  </office:meta>
</office:document-meta>
</file>